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uel_20" table:style-name="ta1">
        <table:shapes>
          <draw:frame draw:z-index="0" draw:style-name="gr1" draw:text-style-name="P1" svg:width="194.2mm" svg:height="109.23mm" svg:x="73.68mm" svg:y="424.14mm">
            <loext:p draw:notify-on-update-of-ranges="fuel_20.A1:fuel_20.A101 fuel_20.B1:fuel_20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7" calcext:value-type="float">
            <text:p>2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4" calcext:value-type="float">
            <text:p>3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28" calcext:value-type="float">
            <text:p>4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98" calcext:value-type="float">
            <text:p>59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1" calcext:value-type="float">
            <text:p>8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4" calcext:value-type="float">
            <text:p>9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14" calcext:value-type="float">
            <text:p>91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9" calcext:value-type="float">
            <text:p>10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17" calcext:value-type="float">
            <text:p>11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34" calcext:value-type="float">
            <text:p>12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3" calcext:value-type="float">
            <text:p>131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4" calcext:value-type="float">
            <text:p>144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39" calcext:value-type="float">
            <text:p>153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24" calcext:value-type="float">
            <text:p>16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16" calcext:value-type="float">
            <text:p>171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751" calcext:value-type="float">
            <text:p>175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40" calcext:value-type="float">
            <text:p>18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811" calcext:value-type="float">
            <text:p>181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885" calcext:value-type="float">
            <text:p>18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00" calcext:value-type="float">
            <text:p>190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81" calcext:value-type="float">
            <text:p>198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70" calcext:value-type="float">
            <text:p>197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080" calcext:value-type="float">
            <text:p>20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064" calcext:value-type="float">
            <text:p>206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134" calcext:value-type="float">
            <text:p>21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03" calcext:value-type="float">
            <text:p>23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337" calcext:value-type="float">
            <text:p>2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380" calcext:value-type="float">
            <text:p>238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32" calcext:value-type="float">
            <text:p>243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66" calcext:value-type="float">
            <text:p>236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37" calcext:value-type="float">
            <text:p>23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05" calcext:value-type="float">
            <text:p>240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29" calcext:value-type="float">
            <text:p>25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18" calcext:value-type="float">
            <text:p>26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24" calcext:value-type="float">
            <text:p>272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61" calcext:value-type="float">
            <text:p>276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75" calcext:value-type="float">
            <text:p>277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07" calcext:value-type="float">
            <text:p>280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873" calcext:value-type="float">
            <text:p>287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918" calcext:value-type="float">
            <text:p>291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58" calcext:value-type="float">
            <text:p>29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43" calcext:value-type="float">
            <text:p>30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6" calcext:value-type="float">
            <text:p>297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43" calcext:value-type="float">
            <text:p>304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28" calcext:value-type="float">
            <text:p>30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97" calcext:value-type="float">
            <text:p>299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952" calcext:value-type="float">
            <text:p>29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95" calcext:value-type="float">
            <text:p>299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63" calcext:value-type="float">
            <text:p>29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23" calcext:value-type="float">
            <text:p>312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53" calcext:value-type="float">
            <text:p>315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28" calcext:value-type="float">
            <text:p>312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035" calcext:value-type="float">
            <text:p>303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009" calcext:value-type="float">
            <text:p>300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91" calcext:value-type="float">
            <text:p>299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963" calcext:value-type="float">
            <text:p>29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52" calcext:value-type="float">
            <text:p>295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82" calcext:value-type="float">
            <text:p>298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910" calcext:value-type="float">
            <text:p>291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26" calcext:value-type="float">
            <text:p>28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749" calcext:value-type="float">
            <text:p>274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603" calcext:value-type="float">
            <text:p>26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19" calcext:value-type="float">
            <text:p>251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40" calcext:value-type="float">
            <text:p>234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47" calcext:value-type="float">
            <text:p>224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12" calcext:value-type="float">
            <text:p>211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27" calcext:value-type="float">
            <text:p>202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63" calcext:value-type="float">
            <text:p>186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731" calcext:value-type="float">
            <text:p>1731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58" calcext:value-type="float">
            <text:p>15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26" calcext:value-type="float">
            <text:p>142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88" calcext:value-type="float">
            <text:p>1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72" calcext:value-type="float">
            <text:p>117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17" calcext:value-type="float">
            <text:p>101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94" calcext:value-type="float">
            <text:p>89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29" calcext:value-type="float">
            <text:p>729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15" calcext:value-type="float">
            <text:p>61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2" calcext:value-type="float">
            <text:p>4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58" calcext:value-type="float">
            <text:p>35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88" calcext:value-type="float">
            <text:p>288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03" calcext:value-type="float">
            <text:p>203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25" calcext:value-type="float">
            <text:p>2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  <table:table-row table:style-name="ro1">
          <table:table-cell table:number-columns-repeated="2"/>
          <table:table-cell office:value-type="float" office:value="8360" calcext:value-type="float">
            <text:p>83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8T11:23:45.692804512</dc:date>
    <dc:creator>Joshua O'Leary</dc:creator>
    <meta:editing-duration>PT1M13S</meta:editing-duration>
    <meta:editing-cycles>1</meta:editing-cycles>
    <meta:document-statistic meta:table-count="1" meta:cell-count="703" meta:object-count="1"/>
    <meta:generator>LibreOffice/5.0.5.2$Linux_X86_64 LibreOffice_project/0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421cm" svg:height="10.924cm" xlink:href=".." xlink:type="simple" chart:class="chart:scatter" chart:style-name="ch1">
        <chart:plot-area chart:style-name="ch2" table:cell-range-address="fuel_20.A1:fuel_20.B101" svg:x="1.399cm" svg:y="0.218cm" svg:width="17.634cm" svg:height="9.507cm">
          <chartooo:coordinate-region svg:x="2.391cm" svg:y="0.417cm" svg:width="16.363cm" svg:height="8.661cm"/>
          <chart:axis chart:dimension="x" chart:name="primary-x" chart:style-name="ch3">
            <chart:title svg:x="9.484cm" svg:y="9.943cm" chart:style-name="ch4">
              <text:p>Iterations</text:p>
            </chart:title>
          </chart:axis>
          <chart:axis chart:dimension="y" chart:name="primary-y" chart:style-name="ch3">
            <chart:title svg:x="0.451cm" svg:y="5.954cm" chart:style-name="ch5">
              <text:p>Cells on Fire</text:p>
            </chart:title>
            <chart:grid chart:style-name="ch6" chart:class="major"/>
          </chart:axis>
          <chart:series chart:style-name="ch7" chart:values-cell-range-address="fuel_20.B1:fuel_20.B101" chart:class="chart:scatter">
            <chart:domain table:cell-range-address="fuel_20.A1:fuel_20.A101"/>
            <chart:data-point chart:repeated="1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uel_20.A1:fuel_20.A101</svg:desc>
                </draw:g>
              </table:table-cell>
              <table:table-cell office:value-type="float" office:value="69">
                <text:p>69</text:p>
                <draw:g>
                  <svg:desc>fuel_20.B1:fuel_20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444">
                <text:p>1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716">
                <text:p>17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751">
                <text:p>17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872">
                <text:p>18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885">
                <text:p>18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03">
                <text:p>23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380">
                <text:p>23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366">
                <text:p>23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529">
                <text:p>25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724">
                <text:p>27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807">
                <text:p>28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958">
                <text:p>29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76">
                <text:p>29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997">
                <text:p>2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995">
                <text:p>299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153">
                <text:p>31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749">
                <text:p>27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603">
                <text:p>26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519">
                <text:p>251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340">
                <text:p>23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112">
                <text:p>21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027">
                <text:p>20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863">
                <text:p>18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